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lha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amanho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</table:table-row>
        <table:table-row table:style-name="ro1">
          <table:table-cell office:value-type="string">
            <text:p>s250k</text:p>
          </table:table-cell>
          <table:table-cell office:value-type="float" office:value="502">
            <text:p>502</text:p>
          </table:table-cell>
          <table:table-cell office:value-type="float" office:value="304">
            <text:p>304</text:p>
          </table:table-cell>
          <table:table-cell office:value-type="float" office:value="266">
            <text:p>266</text:p>
          </table:table-cell>
          <table:table-cell office:value-type="float" office:value="284">
            <text:p>284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s500k</text:p>
          </table:table-cell>
          <table:table-cell office:value-type="float" office:value="470">
            <text:p>470</text:p>
          </table:table-cell>
          <table:table-cell office:value-type="float" office:value="349">
            <text:p>349</text:p>
          </table:table-cell>
          <table:table-cell office:value-type="float" office:value="428">
            <text:p>428</text:p>
          </table:table-cell>
          <table:table-cell office:value-type="float" office:value="1172">
            <text:p>1172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string">
            <text:p>s750k</text:p>
          </table:table-cell>
          <table:table-cell office:value-type="float" office:value="692">
            <text:p>692</text:p>
          </table:table-cell>
          <table:table-cell table:number-columns-repeated="2" office:value-type="float" office:value="524">
            <text:p>524</text:p>
          </table:table-cell>
          <table:table-cell office:value-type="float" office:value="967">
            <text:p>967</text:p>
          </table:table-cell>
          <table:table-cell office:value-type="float" office:value="608">
            <text:p>608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float" office:value="470">
            <text:p>470</text:p>
          </table:table-cell>
          <table:table-cell office:value-type="float" office:value="692">
            <text:p>69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349">
            <text:p>349</text:p>
          </table:table-cell>
          <table:table-cell office:value-type="float" office:value="524">
            <text:p>52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428">
            <text:p>428</text:p>
          </table:table-cell>
          <table:table-cell office:value-type="float" office:value="524">
            <text:p>52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4">
            <text:p>284</text:p>
          </table:table-cell>
          <table:table-cell office:value-type="float" office:value="1172">
            <text:p>1172</text:p>
          </table:table-cell>
          <table:table-cell office:value-type="float" office:value="967">
            <text:p>96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6">
            <text:p>316</text:p>
          </table:table-cell>
          <table:table-cell office:value-type="float" office:value="527">
            <text:p>527</text:p>
          </table:table-cell>
          <table:table-cell office:value-type="float" office:value="608">
            <text:p>60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frame table:end-cell-address="Folha1.Q55" table:end-x="0.753cm" table:end-y="0.027cm" draw:z-index="0" draw:style-name="gr1" draw:text-style-name="P1" svg:width="33.297cm" svg:height="17.939cm" svg:x="1.328cm" svg:y="0.153cm">
              <draw:object draw:notify-on-update-of-ranges="Folha1.A8:Folha1.A8 Folha1.A9:Folha1.A13 Folha1.B8:Folha1.B8 Folha1.B9:Folha1.B13 Folha1.A8:Folha1.A8 Folha1.A9:Folha1.A13 Folha1.C8:Folha1.C8 Folha1.C9:Folha1.C13 Folha1.A8:Folha1.A8 Folha1.A9:Folha1.A13 Folha1.D8:Folha1.D8 Folha1.D9:Folha1.D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Fo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-07-2014</text:date>, <text:time>15:18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inaldo Pontes</meta:initial-creator>
    <meta:creation-date>2014-07-07T15:11:26.60</meta:creation-date>
    <dc:date>2014-07-07T15:18:55.01</dc:date>
    <dc:creator>Aguinaldo Pontes</dc:creator>
    <meta:editing-duration>PT7M28S</meta:editing-duration>
    <meta:editing-cycles>1</meta:editing-cycles>
    <meta:document-statistic meta:table-count="3" meta:cell-count="48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minimum="0" chart:maximum="6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298cm" svg:height="17.94cm" xlink:href=".." xlink:type="simple" chart:class="chart:scatter" chart:style-name="ch1">
        <chart:legend chart:legend-position="end" svg:x="31.617cm" svg:y="8.134cm" style:legend-expansion="high" chart:style-name="ch2"/>
        <chart:plot-area chart:style-name="ch3" table:cell-range-address="Folha1.A8:Folha1.D13" chart:data-source-has-labels="row" svg:x="2.1cm" svg:y="1.567cm" svg:width="28.187cm" svg:height="15.007cm">
          <chartooo:coordinate-region svg:x="3.092cm" svg:y="1.779cm" svg:width="27.101cm" svg:height="14.122cm"/>
          <chart:axis chart:dimension="x" chart:name="primary-x" chart:style-name="ch4">
            <chart:title svg:x="15.726cm" svg:y="16.933cm" chart:style-name="ch5">
              <text:p>Teste</text:p>
            </chart:title>
          </chart:axis>
          <chart:axis chart:dimension="y" chart:name="primary-y" chart:style-name="ch6">
            <chart:title svg:x="0.451cm" svg:y="9.842cm" chart:style-name="ch7">
              <text:p>Tempo(s)
</text:p>
            </chart:title>
            <chart:grid chart:style-name="ch8" chart:class="major"/>
          </chart:axis>
          <chart:series chart:style-name="ch9" chart:values-cell-range-address="Folha1.B9:Folha1.B13" chart:label-cell-address="Folha1.B8:Folha1.B8" chart:class="chart:scatter">
            <chart:domain table:cell-range-address="Folha1.A9:Folha1.A13"/>
            <chart:data-point chart:repeated="5"/>
          </chart:series>
          <chart:series chart:style-name="ch10" chart:values-cell-range-address="Folha1.C9:Folha1.C13" chart:label-cell-address="Folha1.C8:Folha1.C8" chart:class="chart:scatter">
            <chart:data-point chart:repeated="5"/>
          </chart:series>
          <chart:series chart:style-name="ch11" chart:values-cell-range-address="Folha1.D9:Folha1.D13" chart:label-cell-address="Folha1.D8:Folha1.D8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8:Folha1.B8</svg:desc>
                </draw:g>
              </table:table-cell>
              <table:table-cell office:value-type="string">
                <text:p>s500k</text:p>
                <draw:g>
                  <svg:desc>Folha1.C8:Folha1.C8</svg:desc>
                </draw:g>
              </table:table-cell>
              <table:table-cell office:value-type="string">
                <text:p>s750k</text:p>
                <draw:g>
                  <svg:desc>Folha1.D8:Folha1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9:Folha1.A13</svg:desc>
                </draw:g>
              </table:table-cell>
              <table:table-cell office:value-type="float" office:value="502">
                <text:p>502</text:p>
                <draw:g>
                  <svg:desc>Folha1.B9:Folha1.B13</svg:desc>
                </draw:g>
              </table:table-cell>
              <table:table-cell office:value-type="float" office:value="470">
                <text:p>470</text:p>
                <draw:g>
                  <svg:desc>Folha1.C9:Folha1.C13</svg:desc>
                </draw:g>
              </table:table-cell>
              <table:table-cell office:value-type="float" office:value="692">
                <text:p>692</text:p>
                <draw:g>
                  <svg:desc>Folha1.D9:Folha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4">
                <text:p>304</text:p>
              </table:table-cell>
              <table:table-cell office:value-type="float" office:value="349">
                <text:p>34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6">
                <text:p>266</text:p>
              </table:table-cell>
              <table:table-cell office:value-type="float" office:value="428">
                <text:p>42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">
                <text:p>284</text:p>
              </table:table-cell>
              <table:table-cell office:value-type="float" office:value="1172">
                <text:p>117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6">
                <text:p>316</text:p>
              </table:table-cell>
              <table:table-cell office:value-type="float" office:value="527">
                <text:p>527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